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ngwiny z madagaskaru</text:p>
      <text:p text:style-name="Standard">ogrody zoo w nj co lato </text:p>
      <text:p text:style-name="Standard">snieg gdy zuzyjhe zapas</text:p>
      <text:p text:style-name="Standard">s statkow kazdy m ton sniegu</text:p>
      <text:p text:style-name="Standard">z ogrody wymaga od 1 do s*m/2 sniegu</text:p>
      <text:p text:style-name="Standard">pod warunkiem ze ma statki na transport w 1 i 2</text:p>
      <text:p text:style-name="Standard">doki nieograniczone</text:p>
      <text:p text:style-name="Standard">z&lt;s</text:p>
      <text:p text:style-name="Standard">Tt &gt;0 stały</text:p>
      <text:p text:style-name="Standard">Tw &gt;0 losowy</text:p>
      <text:p text:style-name="Standard"/>
      <text:p text:style-name="Standard">1.</text:p>
      <text:p text:style-name="Standard">tworzymy slaveów rank==0</text:p>
      <text:p text:style-name="Standard">losujemy Tt stały</text:p>
      <text:p text:style-name="Standard">losujemy ile z z wymaganym sniegiem</text:p>
      <text:p text:style-name="Standard">losujemy ilosci statkow s &gt; z <text:s/>z m ton sniegu</text:p>
      <text:p text:style-name="Standard"/>
      <text:p text:style-name="Standard">Slave: (zoo)</text:p>
      <text:p text:style-name="Standard">pętla w której kończny się snieg(lokalna)</text:p>
      <text:p text:style-name="Standard">nasłuchuje broadcasty(ze sniegiem i kolejkami)</text:p>
      <text:p text:style-name="Standard"/>
      <text:p text:style-name="Standard">petla krytyczna:</text:p>
      <text:p text:style-name="Standard">kiedy skonczy się śnieg: </text:p>
      <text:p text:style-name="Standard"/>
      <text:p text:style-name="Standard">jeżeli kolejka &gt; 0 , dopisuje się do kolejki, broadcast z kolejką aktualną, czekasz na broadcast;</text:p>
      <text:p text:style-name="Standard">if kolejka == 0 i wolne statki dla zoo, broadcast z zajęciem stateków</text:p>
      <text:p text:style-name="Standard">else</text:p>
      <text:p text:style-name="Standard">{</text:p>
      <text:p text:style-name="Standard">dopisz się do kolejki, wyslij broadcast z kolejką, czekaj na broadcast</text:p>
      <text:p text:style-name="Standard">}</text:p>
      <text:p text:style-name="Standard"/>
      <text:p text:style-name="Standard">jeżeli dostales statek, usuwasz z kolejki, bc z nową kolejką (do wszystkich), </text:p>
      <text:p text:style-name="Standard">czekasz Tt+Tw(rand)</text:p>
      <text:p text:style-name="Standard">broadcast ze zwolnionymi statkami</text:p>
      <text:p text:style-name="Standard"/>
      <text:p text:style-name="Standard">i do petli lokalnej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3T10:28:01.49</meta:creation-date>
    <dc:date>2016-04-13T12:06:00.40</dc:date>
    <meta:editing-duration>PT1H7M16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30" meta:word-count="154" meta:character-count="879"/>
  </office:meta>
</office:document-meta>
</file>